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Name" style:master-page-name="Standard">
      <style:paragraph-properties style:page-number="auto"/>
    </style:style>
    <style:style style:name="P10" style:family="paragraph" style:parent-style-name="Normal">
      <style:text-properties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text:tab/></text:span><text:span text:style-name="T5">Sandro Räss</text:span></text:p>
      <text:p text:style-name="P3"><text:tab/><text:tab/></text:p>
      <text:p text:style-name="P2"><text:span text:style-name="Highlighted_20_with_20_gray_20_Char"><text:span text:style-name="T4">Ich bin ein Philosoph und ein Ruby-on-Rails-Programmierer. Mein Ziel ist es, die Welt ein Stück gerechter und vernünftiger zu machen. Meine Stärken liegen im Zuhören, Analysieren und Argumentieren.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9e224a4c-b0d0-46ce-ba31-3090157c6c0c">
        <text:p text:style-name="P5">
    <text:span text:style-name="T4">
      <text:tab/>
    </text:span>
    <text:span text:style-name="White_20_Font">
      <text:span text:style-name="T3">Juni 2019 - Juni 2020 </text:span>
    </text:span>
    <text:span text:style-name="T4">
      <text:tab/>
    </text:span>
    <text:span text:style-name="Color_20_Caps_20_Expanded">
      <text:span text:style-name="T7">Abteilungsleiterin - Basel</text:span>
    </text:span>
  </text:p>
        <text:list xml:id="list3326930989" text:style-name="LS4">
          <text:list-header>
            <text:p text:style-name="P15">Management<text:line-break/>Isolation<text:line-break/>Epicness</text:p>
          </text:list-header>
        </text:list>
      </text:section>
      <text:p text:style-name="P7"><text:tab/></text:p>
      <text:p text:style-name="P3"/>
      <text:h text:style-name="P14" text:outline-level="1">Ausbildung</text:h>
      <text:p text:style-name="P3"/>
      <text:p text:style-name="P4"/>
      <text:section text:style-name="Sect1" text:name="aa6ecdd6-0657-48ed-b945-7bc90739613b">
        <text:p text:style-name="P6">
    <text:span text:style-name="T4">
      <text:tab/>
    </text:span>
    <text:span text:style-name="White_20_Font">
      <text:span text:style-name="T3">Juni 2019 - Juni 2021 </text:span>
    </text:span>
    <text:span text:style-name="T4">
      <text:tab/>
    </text:span>
    <text:span text:style-name="Color_20_Caps_20_Expanded">
      <text:span text:style-name="T7">Lyriker</text:span>
    </text:span>
  </text:p>
        <text:list xml:id="list150731475157519" text:continue-numbering="true" text:style-name="LS4">
          <text:list-header>
            <text:p text:style-name="P16">Death Metal</text:p>
          </text:list-header>
        </text:list>
      </text:section>
      <text:p text:style-name="P8"/>
      <text:p text:style-name="P3"/>
      <text:h text:style-name="P13" text:outline-level="1">Skills</text:h>
      <text:p text:style-name="P3"/>
      <text:p text:style-name="P4"/>
      <text:section text:style-name="Sect1" text:name="40ec2d89-27fd-452b-aa32-ef4e9164eae4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50731472592340" text:continue-numbering="true" text:style-name="LS4">
          <text:list-header>
            <text:p text:style-name="P16">Deutsch, Französisch, Russisch</text:p>
          </text:list-header>
        </text:list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079 428 56 16 </text:span>| <text:span text:style-name="MT1">s.raess@me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dc:title>Blue Side OpenOffice Resume</dc:title>
    <meta:creation-date>2017-08-04T17:36:19.25</meta:creation-date>
    <meta:editing-cycles>12</meta:editing-cycles>
    <meta:editing-duration>PT44M34S</meta:editing-duration>
    <dc:subject>hloom.com</dc:subject>
    <meta:initial-creator>hloom.com </meta:initial-creator>
    <dc:date>2021-07-01T15:07:30.809423499</dc:date>
    <meta:document-statistic meta:table-count="0" meta:image-count="0" meta:object-count="0" meta:page-count="1" meta:paragraph-count="14" meta:word-count="23" meta:character-count="303" meta:non-whitespace-character-count="283"/>
  </office:meta>
</office:document-meta>
</file>